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ost</text:h>
      <text:h text:style-name="Heading_20_2" text:outline-level="2">userdata/pages/[category/]*timestamp_title.xml</text:h>
      <text:h text:style-name="Heading_20_3" text:outline-level="3">Fields</text:h>
      <text:list xml:id="list1104878188" text:style-name="L1">
        <text:list-item>
          <text:p text:style-name="P2">title</text:p>
        </text:list-item>
        <text:list-item>
          <text:p text:style-name="P2">author</text:p>
        </text:list-item>
        <text:list-item>
          <text:p text:style-name="P2">publication date</text:p>
        </text:list-item>
        <text:list-item>
          <text:p text:style-name="P2">last edited date</text:p>
        </text:list-item>
        <text:list-item>
          <text:p text:style-name="P2">description: for meta (optional)</text:p>
        </text:list-item>
        <text:list-item>
          <text:p text:style-name="P2">keywords: for meta (optional)</text:p>
        </text:list-item>
        <text:list-item>
          <text:p text:style-name="P2">preview-image: to be shown on the side (optional)</text:p>
        </text:list-item>
        <text:list-item>
          <text:p text:style-name="P2">content: everything in the post.</text:p>
          <text:list>
            <text:list-item>
              <text:p text:style-name="P2">split: show everything before split on short view(optional)</text:p>
            </text:list-item>
          </text:list>
        </text:list-item>
        <text:list-item>
          <text:p text:style-name="P2">(History if changed content. (optional), patch-log)</text:p>
        </text:list-item>
        <text:list-item>
          <text:p text:style-name="P2">navi-entry: don't show page in the navigation</text:p>
          <text:list>
            <text:list-item>
              <text:p text:style-name="P2">attribute position</text:p>
            </text:list-item>
          </text:list>
        </text:list-item>
        <text:list-item>
          <text:p text:style-name="P2">no-date-info: don't show publishing date</text:p>
        </text:list-item>
        <text:list-item>
          <text:p text:style-name="P2">no-author-info: don't show author name</text:p>
        </text:list-item>
        <text:list-item>
          <text:p text:style-name="P2">allow-comments: allow comments by users/anonymous</text:p>
        </text:list-item>
        <text:list-item>
          <text:p text:style-name="P2">no-publishing: don't show the post</text:p>
        </text:list-item>
      </text:list>
      <text:h text:style-name="Heading_20_3" text:outline-level="3">XML</text:h>
      <text:p text:style-name="Text_20_body">&lt;?xml version="1.0"?&gt;</text:p>
      <text:p text:style-name="Text_20_body">&lt;page&gt;</text:p>
      <text:p text:style-name="Text_20_body"><text:s text:c="2"/>&lt;title&gt;Test&lt;/title&gt;</text:p>
      <text:p text:style-name="Text_20_body"><text:s text:c="2"/>&lt;author&gt;Me&lt;/author&gt;</text:p>
      <text:p text:style-name="Text_20_body"><text:s text:c="2"/>&lt;pubdate&gt;2011-01-02&lt;/pubdate&gt;</text:p>
      <text:p text:style-name="Text_20_body"><text:s text:c="2"/>&lt;editdate&gt;2011-01-27&lt;/editdate&gt;</text:p>
      <text:p text:style-name="Text_20_body"><text:s text:c="2"/>&lt;meta-description&gt;Something informative&lt;/meta-description&gt;</text:p>
      <text:p text:style-name="Text_20_body"><text:s text:c="2"/>&lt;meta-keywords&gt;Blog, Fun, Great&lt;/meta-keywords&gt;</text:p>
      <text:p text:style-name="Text_20_body"><text:s text:c="2"/>&lt;image&gt;../images/blogimages/image.png&lt;/image&gt;</text:p>
      <text:p text:style-name="Text_20_body"><text:s text:c="2"/>&lt;content&gt;Put anything here &amp;lt;b&amp;gt;bold&amp;lt;/b&amp;gt; &lt;split/&gt; And more...&lt;/content&gt;</text:p>
      <text:p text:style-name="Text_20_body">&lt;/page&gt;</text:p>
      <text:h text:style-name="Heading_20_2" text:outline-level="2"><text:soft-page-break/>userdata/pages/[category/]*comments_timestamp_title.xml</text:h>
      <text:h text:style-name="Heading_20_3" text:outline-level="3">Fields</text:h>
      <text:list xml:id="list1672282659" text:continue-numbering="true" text:style-name="L1">
        <text:list-item>
          <text:p text:style-name="P2">comments: list of comments</text:p>
          <text:list>
            <text:list-item>
              <text:p text:style-name="P2">comment</text:p>
              <text:list>
                <text:list-item>
                  <text:p text:style-name="P2">name</text:p>
                </text:list-item>
                <text:list-item>
                  <text:p text:style-name="P2">website</text:p>
                </text:list-item>
                <text:list-item>
                  <text:p text:style-name="P2">date</text:p>
                </text:list-item>
                <text:list-item>
                  <text:p text:style-name="P2">content</text:p>
                </text:list-item>
              </text:list>
            </text:list-item>
          </text:list>
        </text:list-item>
      </text:list>
      <text:h text:style-name="Heading_20_3" text:outline-level="3">XML</text:h>
      <text:p text:style-name="Text_20_body">&lt;?xml version="1.0"?&gt;</text:p>
      <text:p text:style-name="Text_20_body">&lt;comments&gt;</text:p>
      <text:p text:style-name="Text_20_body"><text:s text:c="2"/>&lt;comment&gt;</text:p>
      <text:p text:style-name="Text_20_body"><text:s text:c="4"/>&lt;name&gt;Me&lt;/name&gt;</text:p>
      <text:p text:style-name="Text_20_body"><text:s text:c="4"/>&lt;website&gt;http://test.com&lt;/website&gt;</text:p>
      <text:p text:style-name="Text_20_body"><text:s text:c="4"/>&lt;date&gt;2011-02-02&lt;/date&gt;</text:p>
      <text:p text:style-name="Text_20_body"><text:s text:c="4"/>&lt;content&gt;Test-Comment&lt;/content&gt;</text:p>
      <text:p text:style-name="Text_20_body"><text:s text:c="2"/>&lt;/comment&gt;</text:p>
      <text:p text:style-name="Text_20_body">&lt;/comments&gt;</text:p>
      <text:h text:style-name="P1" text:outline-level="1">Category</text:h>
      <text:h text:style-name="Heading_20_2" text:outline-level="2">userdata/pages/[timestamp_category/]*settings.xml</text:h>
      <text:h text:style-name="Heading_20_3" text:outline-level="3">Fields</text:h>
      <text:list xml:id="list473501165" text:style-name="L2">
        <text:list-item>
          <text:p text:style-name="P3">title</text:p>
        </text:list-item>
        <text:list-item>
          <text:p text:style-name="P3">editdate: last time somebody edited/added/removed a post in this category</text:p>
        </text:list-item>
        <text:list-item>
          <text:p text:style-name="P3">description: for meta (optional)</text:p>
        </text:list-item>
        <text:list-item>
          <text:p text:style-name="P3">keywords: for meta (optional)</text:p>
        </text:list-item>
        <text:list-item>
          <text:p text:style-name="P3">image, content: if this category is a subcategory, it may show up in its parent category</text:p>
        </text:list-item>
        <text:list-item>
          <text:p text:style-name="P3">show in parent (optional): show category (image/content) in parent category</text:p>
        </text:list-item>
        <text:list-item>
          <text:p text:style-name="P3">top: show this at the begin of the category</text:p>
        </text:list-item>
        <text:list-item>
          <text:p text:style-name="P3">bottom: show this at the bottom of the category</text:p>
        </text:list-item>
        <text:list-item>
          <text:p text:style-name="P3">navi-entry: don't show category in the navigation</text:p>
          <text:list>
            <text:list-item>
              <text:p text:style-name="P3">attribute position</text:p>
            </text:list-item>
          </text:list>
        </text:list-item>
        <text:list-item>
          <text:p text:style-name="P3">no-publishing: don't show the category</text:p>
        </text:list-item>
        <text:list-item>
          <text:p text:style-name="P3">max-posts-per-page</text:p>
        </text:list-item>
      </text:list>
      <text:h text:style-name="Heading_20_3" text:outline-level="3">XML</text:h>
      <text:p text:style-name="Text_20_body">&lt;?xml version="1.0"?&gt;</text:p>
      <text:p text:style-name="Text_20_body">&lt;category&gt;</text:p>
      <text:p text:style-name="Text_20_body"><text:s text:c="2"/>&lt;title&gt;Test&lt;/title&gt;</text:p>
      <text:p text:style-name="Text_20_body"><text:s text:c="2"/>&lt;editdate&gt;2011-01-27&lt;/editdate&gt;</text:p>
      <text:p text:style-name="Text_20_body"><text:s text:c="2"/>&lt;meta-description&gt;Something informative&lt;/meta-description&gt;</text:p>
      <text:p text:style-name="Text_20_body"><text:s text:c="2"/>&lt;meta-keywords&gt;Blog, Fun, Great&lt;/meta-keywords&gt;</text:p>
      <text:p text:style-name="Text_20_body"><text:s text:c="2"/>&lt;show-in-parent/&gt;</text:p>
      <text:p text:style-name="Text_20_body"><text:s text:c="2"/>&lt;image&gt;../images/blogimages/image.png&lt;/image&gt;</text:p>
      <text:p text:style-name="Text_20_body"><text:s text:c="2"/>&lt;content&gt;Put anything here &amp;lt;b&amp;gt;bold&amp;lt;/b&amp;gt; &lt;split/&gt; And more...&lt;/content&gt;</text:p>
      <text:p text:style-name="Text_20_body"><text:s text:c="2"/>&lt;top&gt;You're in Test category&lt;/top&gt;</text:p>
      <text:p text:style-name="Text_20_body"><text:s text:c="2"/>&lt;bottom&gt;Yeah, that's the end of Test category&lt;/bottom&gt;</text:p>
      <text:p text:style-name="Text_20_body"><text:s text:c="2"/>&lt;navi-entry position="0"/&gt;</text:p>
      <text:p text:style-name="Text_20_body">&lt;/category&gt;</text:p>
      <text:h text:style-name="Heading_20_1" text:outline-level="1"/>
      <text:h text:style-name="P1" text:outline-level="1">Site</text:h>
      <text:h text:style-name="Heading_20_2" text:outline-level="2">userdata/siteconfig/site.xml</text:h>
      <text:h text:style-name="Heading_20_3" text:outline-level="3">Fields</text:h>
      <text:list xml:id="list1254969860" text:style-name="L3">
        <text:list-item>
          <text:p text:style-name="P4">title</text:p>
        </text:list-item>
        <text:list-item>
          <text:p text:style-name="P4">url</text:p>
        </text:list-item>
        <text:list-item>
          <text:p text:style-name="P4">editdate: last time somebody edited/added/removed a post in any category</text:p>
        </text:list-item>
        <text:list-item>
          <text:p text:style-name="P4">description: for meta (optional, will be overwritten if available in page/category)</text:p>
        </text:list-item>
        <text:list-item>
          <text:p text:style-name="P4">keywords: for meta (optional, will be overwritten if available in page/category)</text:p>
        </text:list-item>
        <text:list-item>
          <text:p text:style-name="P4">favicon</text:p>
        </text:list-item>
        <text:list-item>
          <text:p text:style-name="P4">logo</text:p>
        </text:list-item>
        <text:list-item>
          <text:p text:style-name="P4">theme: name of the folder to use</text:p>
        </text:list-item>
        <text:list-item>
          <text:p text:style-name="P4">admintheme: name of the folder to use</text:p>
        </text:list-item>
        <text:list-item>
          <text:p text:style-name="P4">language</text:p>
        </text:list-item>
        <text:list-item>
          <text:p text:style-name="P4">rights</text:p>
          <text:list>
            <text:list-item>
              <text:p text:style-name="P4">specified for every category</text:p>
            </text:list-item>
            <text:list-item>
              <text:p text:style-name="P4">one general policy </text:p>
            </text:list-item>
            <text:list-item>
              <text:p text:style-name="P4">values: r=read, d=deny</text:p>
            </text:list-item>
          </text:list>
        </text:list-item>
        <text:list-item>
          <text:p text:style-name="P4">no-publishing: don't show the site, show some nice error-page instead.</text:p>
        </text:list-item>
      </text:list>
      <text:h text:style-name="Heading_20_3" text:outline-level="3">XML</text:h>
      <text:p text:style-name="Text_20_body">&lt;?xml version="1.0"?&gt;</text:p>
      <text:p text:style-name="Text_20_body">&lt;site&gt;</text:p>
      <text:p text:style-name="Text_20_body"><text:s text:c="2"/>&lt;title&gt;My Website'&lt;/title&gt;</text:p>
      <text:p text:style-name="Text_20_body"><text:s text:c="2"/>&lt;url&gt;orakeldel.net&lt;/url&gt;</text:p>
      <text:p text:style-name="Text_20_body"><text:s text:c="2"/>&lt;editdate&gt;2011-01-27&lt;/editdate&gt;</text:p>
      <text:p text:style-name="Text_20_body"><text:s text:c="2"/>&lt;meta-description&gt;Something informative&lt;/meta-description&gt;</text:p>
      <text:p text:style-name="Text_20_body"><text:s text:c="2"/>&lt;meta-keywords&gt;Blog, Fun, Great&lt;/meta-keywords&gt;</text:p>
      <text:p text:style-name="Text_20_body"><text:s text:c="2"/>&lt;favicon&gt;icon.png&lt;/favicon&gt;</text:p>
      <text:p text:style-name="Text_20_body"><text:s text:c="2"/>&lt;favicon&gt;logo.png&lt;/favicon&gt;</text:p>
      <text:p text:style-name="Text_20_body"><text:s text:c="2"/>&lt;theme&gt;default&lt;/theme&gt;</text:p>
      <text:p text:style-name="Text_20_body"><text:s text:c="2"/>&lt;admintheme&gt;default&lt;/admintheme&gt;</text:p>
      <text:p text:style-name="Text_20_body"><text:s text:c="2"/>&lt;language&gt;en&lt;/language&gt;</text:p>
      <text:p text:style-name="Text_20_body"><text:s text:c="2"/>&lt;rights&gt;</text:p>
      <text:p text:style-name="Text_20_body"><text:s text:c="4"/>&lt;right&gt;r&lt;/right&gt;</text:p>
      <text:p text:style-name="Text_20_body"><text:soft-page-break/><text:s text:c="4"/>&lt;right category="test2"&gt;d&lt;/right&gt;</text:p>
      <text:p text:style-name="Text_20_body"><text:s text:c="2"/>&lt;/rights&gt;</text:p>
      <text:p text:style-name="Text_20_body">&lt;/site&gt;</text:p>
      <text:h text:style-name="P1" text:outline-level="1">Users</text:h>
      <text:h text:style-name="Heading_20_2" text:outline-level="2">userdata/siteconfig/users/username.xml</text:h>
      <text:h text:style-name="Heading_20_3" text:outline-level="3">Fields</text:h>
      <text:list xml:id="list723594472" text:style-name="L4">
        <text:list-item>
          <text:p text:style-name="P5">name</text:p>
        </text:list-item>
        <text:list-item>
          <text:p text:style-name="P5">password: md5 encrypted</text:p>
        </text:list-item>
        <text:list-item>
          <text:p text:style-name="P5">rights</text:p>
          <text:list>
            <text:list-item>
              <text:p text:style-name="P5">admin: can manage site config, themes, plugins,...</text:p>
            </text:list-item>
            <text:list-item>
              <text:p text:style-name="P5">right</text:p>
              <text:list>
                <text:list-item>
                  <text:p text:style-name="P5">specified for every category</text:p>
                </text:list-item>
                <text:list-item>
                  <text:p text:style-name="P5">one general policy </text:p>
                </text:list-item>
                <text:list-item>
                  <text:p text:style-name="P5">values: w=write/read, r=read, d=deny all</text:p>
                </text:list-item>
              </text:list>
            </text:list-item>
          </text:list>
        </text:list-item>
        <text:list-item>
          <text:p text:style-name="P5">block: don't let the user log in (only if not admin)</text:p>
        </text:list-item>
      </text:list>
      <text:h text:style-name="Heading_20_3" text:outline-level="3">XML</text:h>
      <text:p text:style-name="Text_20_body">&lt;?xml version="1.0"?&gt;</text:p>
      <text:p text:style-name="Text_20_body">&lt;user&gt;</text:p>
      <text:p text:style-name="Text_20_body"><text:s text:c="2"/>&lt;name&gt;admin&lt;/name&gt;</text:p>
      <text:p text:style-name="Text_20_body"><text:s text:c="2"/>&lt;password&gt;8fe4c11451281c094a6578e6ddbf5eed&lt;/password&gt;</text:p>
      <text:p text:style-name="Text_20_body"><text:s text:c="2"/>&lt;rights&gt;</text:p>
      <text:p text:style-name="Text_20_body"><text:s text:c="4"/>&lt;admin/&gt;</text:p>
      <text:p text:style-name="Text_20_body"><text:s text:c="4"/>&lt;right&gt;w&lt;/right&gt;</text:p>
      <text:p text:style-name="Text_20_body"><text:s text:c="4"/>&lt;right category="test"&gt;r&lt;/right&gt;</text:p>
      <text:p text:style-name="Text_20_body"><text:s text:c="4"/>&lt;right category="test2"&gt;d&lt;/right&gt;</text:p>
      <text:p text:style-name="Text_20_body"><text:s text:c="2"/>&lt;/rights&gt;</text:p>
      <text:p text:style-name="Text_20_body">&lt;/user&gt;</text:p>
      <text:h text:style-name="Heading_20_1" text:outline-level="1"/>
      <text:h text:style-name="P1" text:outline-level="1">Navigation</text:h>
      <text:h text:style-name="Heading_20_2" text:outline-level="2">userdata/siteconfig/navigation.xml</text:h>
      <text:h text:style-name="Heading_20_3" text:outline-level="3">Fields</text:h>
      <text:list xml:id="list2028263350" text:style-name="L5">
        <text:list-item>
          <text:p text:style-name="P6">display</text:p>
          <text:list>
            <text:list-item>
              <text:p text:style-name="P6">values:</text:p>
              <text:list>
                <text:list-item>
                  <text:p text:style-name="P6">visible: show complete tree all the time</text:p>
                </text:list-item>
                <text:list-item>
                  <text:p text:style-name="P6">page-controlled: open tree depending to shown page</text:p>
                </text:list-item>
                <text:list-item>
                  <text:p text:style-name="P6">javascript: expand with javascript</text:p>
                </text:list-item>
              </text:list>
            </text:list-item>
          </text:list>
        </text:list-item>
        <text:list-item>
          <text:p text:style-name="P6">depth: how many layers are shown in the navigation</text:p>
        </text:list-item>
        <text:list-item>
          <text:p text:style-name="P6">show-forbidden: show forbidden categories in the navigation (categories the user has no access to)</text:p>
        </text:list-item>
      </text:list>
      <text:h text:style-name="Heading_20_3" text:outline-level="3">XML</text:h>
      <text:p text:style-name="Text_20_body">&lt;?xml version="1.0"?&gt;</text:p>
      <text:p text:style-name="Text_20_body">&lt;navigation&gt;</text:p>
      <text:p text:style-name="Text_20_body"><text:s text:c="2"/>&lt;display&gt;visible&lt;/display&gt;</text:p>
      <text:p text:style-name="Text_20_body"><text:s text:c="2"/>&lt;depth&gt;3&lt;/depth&gt;</text:p>
      <text:p text:style-name="Text_20_body">&lt;/navigation&gt;</text:p>
      <text:p text:style-name="Text_20_body"/>
      <text:p text:style-name="Text_20_body"/>
      <text:h text:style-name="P1" text:outline-level="1">Theme</text:h>
      <text:h text:style-name="Heading_20_2" text:outline-level="2">/sitedata/themes/site/themename/settings.xml</text:h>
      <text:h text:style-name="Heading_20_3" text:outline-level="3">Fields</text:h>
      <text:list xml:id="list560129819" text:style-name="L6">
        <text:list-item>
          <text:p text:style-name="P7">name</text:p>
        </text:list-item>
        <text:list-item>
          <text:p text:style-name="P7">author</text:p>
        </text:list-item>
        <text:list-item>
          <text:p text:style-name="P7">version</text:p>
        </text:list-item>
        <text:list-item>
          <text:p text:style-name="P7">compatibility: minimum epilog version required</text:p>
        </text:list-item>
        <text:list-item>
          <text:p text:style-name="P7">description</text:p>
        </text:list-item>
        <text:list-item>
          <text:p text:style-name="P7">vars: variables the user can change in config</text:p>
          <text:list>
            <text:list-item>
              <text:p text:style-name="P7">var</text:p>
              <text:list>
                <text:list-item>
                  <text:p text:style-name="P7">name: fot the user</text:p>
                </text:list-item>
                <text:list-item>
                  <text:p text:style-name="P7">description: for the user</text:p>
                </text:list-item>
                <text:list-item>
                  <text:p text:style-name="P7">data type: standard string input</text:p>
                  <text:list>
                    <text:list-item>
                      <text:p text:style-name="P7">string</text:p>
                    </text:list-item>
                    <text:list-item>
                      <text:p text:style-name="P7">select</text:p>
                      <text:list>
                        <text:list-item>
                          <text:p text:style-name="P7">option for every option</text:p>
                        </text:list-item>
                      </text:list>
                    </text:list-item>
                    <text:list-item>
                      <text:p text:style-name="P7">int</text:p>
                    </text:list-item>
                    <text:list-item>
                      <text:p text:style-name="P7">date</text:p>
                    </text:list-item>
                    <text:list-item>
                      <text:p text:style-name="P7">image</text:p>
                    </text:list-item>
                  </text:list>
                </text:list-item>
                <text:list-item>
                  <text:p text:style-name="P7">id: id used in index.php</text:p>
                </text:list-item>
                <text:list-item>
                  <text:p text:style-name="P7">default: default value</text:p>
                </text:list-item>
              </text:list>
            </text:list-item>
          </text:list>
        </text:list-item>
        <text:list-item>
          <text:p text:style-name="P7">disable-nav-display: disable navigation displays (separated by ;)</text:p>
        </text:list-item>
      </text:list>
      <text:h text:style-name="Heading_20_3" text:outline-level="3">XML</text:h>
      <text:p text:style-name="Text_20_body">&lt;?xml version="1.0"?&gt;</text:p>
      <text:p text:style-name="Text_20_body">&lt;theme&gt;</text:p>
      <text:p text:style-name="Text_20_body"><text:s text:c="2"/>&lt;name&gt;My Name&lt;/name&gt;</text:p>
      <text:p text:style-name="Text_20_body"><text:s text:c="2"/>&lt;author&gt;Me&lt;/author&gt;</text:p>
      <text:p text:style-name="Text_20_body"><text:s text:c="2"/>&lt;version&gt;0.1&lt;/version&gt;</text:p>
      <text:p text:style-name="Text_20_body"><text:s text:c="2"/>&lt;compatibility&gt;0.1&lt;/compatibility&gt;</text:p>
      <text:p text:style-name="Text_20_body"><text:s text:c="2"/>&lt;description&gt;This is my theme.&lt;/description&gt;</text:p>
      <text:p text:style-name="Text_20_body"><text:s text:c="2"/>&lt;vars&gt;</text:p>
      <text:p text:style-name="Text_20_body"><text:s text:c="4"/>&lt;var&gt;</text:p>
      <text:p text:style-name="Text_20_body"><text:soft-page-break/><text:s text:c="6"/>&lt;name&gt;Footer&lt;/name&gt;</text:p>
      <text:p text:style-name="Text_20_body"><text:s text:c="6"/>&lt;description&gt;Shown in the footer&lt;/name&gt;</text:p>
      <text:p text:style-name="Text_20_body"><text:s text:c="6"/>&lt;data type="string" max-length="50"/&gt;</text:p>
      <text:p text:style-name="Text_20_body"><text:s text:c="6"/>&lt;id&gt;FOOTER&lt;/id&gt;</text:p>
      <text:p text:style-name="Text_20_body"><text:s text:c="4"/>&lt;/var&gt;</text:p>
      <text:p text:style-name="Text_20_body"><text:s text:c="4"/>&lt;var&gt;</text:p>
      <text:p text:style-name="Text_20_body"><text:s text:c="6"/>&lt;name&gt;Background Color&lt;/name&gt;</text:p>
      <text:p text:style-name="Text_20_body"><text:s text:c="6"/>&lt;description&gt;The color of the background (black, green or red)&lt;/name&gt;</text:p>
      <text:p text:style-name="Text_20_body"><text:s text:c="6"/>&lt;data type="select"&gt;</text:p>
      <text:p text:style-name="Text_20_body"><text:s text:c="8"/>&lt;option value="black"&gt;Black&lt;/option&gt;</text:p>
      <text:p text:style-name="Text_20_body"><text:s text:c="8"/>&lt;option value="green"&gt;Green&lt;/option&gt;</text:p>
      <text:p text:style-name="Text_20_body"><text:s text:c="8"/>&lt;option value="red"&gt;Red&lt;/option&gt;</text:p>
      <text:p text:style-name="Text_20_body"><text:s text:c="6"/>&lt;/data&gt;</text:p>
      <text:p text:style-name="Text_20_body"><text:s text:c="6"/>&lt;id&gt;BG&lt;/id&gt;</text:p>
      <text:p text:style-name="Text_20_body"><text:s text:c="6"/>&lt;default&gt;black&lt;/default&gt;</text:p>
      <text:p text:style-name="Text_20_body"><text:s text:c="4"/>&lt;/var&gt;</text:p>
      <text:p text:style-name="Text_20_body"><text:s text:c="2"/>&lt;/vars&gt;</text:p>
      <text:p text:style-name="Text_20_body">&lt;/theme&gt;</text:p>
      <text:h text:style-name="Heading_20_2" text:outline-level="2">/sitedata/themes/site/themename/index.php</text:h>
      <text:p text:style-name="Text_20_body">&lt;html&gt;</text:p>
      <text:p text:style-name="Text_20_body"><text:s text:c="2"/>&lt;head&gt;</text:p>
      <text:p text:style-name="Text_20_body"><text:s text:c="4"/>&lt;title&gt;&lt;?=$SITETITLE ?&gt; - &lt;?=$PAGETITLE ?&gt;&lt;/title&gt;</text:p>
      <text:p text:style-name="Text_20_body"><text:s text:c="2"/>&lt;/head&gt;</text:p>
      <text:p text:style-name="Text_20_body"><text:s text:c="2"/>&lt;body&gt;</text:p>
      <text:p text:style-name="Text_20_body"><text:s text:c="4"/>&lt;div id="navi"&gt;</text:p>
      <text:p text:style-name="Text_20_body"><text:s text:c="6"/>&lt;?=$NAVIGATION ?&gt;</text:p>
      <text:p text:style-name="Text_20_body"><text:s text:c="4"/>&lt;/div&gt;</text:p>
      <text:p text:style-name="Text_20_body"><text:s text:c="4"/>&lt;div id="content"&gt;</text:p>
      <text:p text:style-name="Text_20_body"><text:s text:c="6"/>&lt;?=$CONTENT ?&gt;</text:p>
      <text:p text:style-name="Text_20_body"><text:s text:c="4"/>&lt;/div&gt;</text:p>
      <text:p text:style-name="Text_20_body"><text:s text:c="4"/>&lt;div id="footer"&gt;</text:p>
      <text:p text:style-name="Text_20_body"><text:s text:c="5"/>&lt;?=$FOOTER ?&gt;</text:p>
      <text:p text:style-name="Text_20_body"><text:s text:c="4"/>&lt;/div&gt;</text:p>
      <text:p text:style-name="Text_20_body"><text:s text:c="2"/>&lt;/body&gt;</text:p>
      <text:p text:style-name="Text_20_body">&lt;/html&gt;</text:p>
      <text:h text:style-name="Heading_20_3" text:outline-level="3"><text:soft-page-break/>Fields</text:h>
      <text:list xml:id="list1226699222" text:style-name="L7">
        <text:list-item>
          <text:p text:style-name="P8">$SITETITLE: the title specified in site.xml</text:p>
        </text:list-item>
        <text:list-item>
          <text:p text:style-name="P8">$PAGETITLE: the title of either the page or the categories</text:p>
        </text:list-item>
        <text:list-item>
          <text:p text:style-name="P8">$NAVIGATION: Navigation in a ul/li strukture</text:p>
          <text:list>
            <text:list-item>
              <text:p text:style-name="P8">&lt;ul class="category_list_layer0"&gt;&lt;li class="category_layer0_active"&gt;category1&lt;/li&gt;&lt;li class="category_layer0"&gt;&lt;ul class="category_list_layer1"&gt;&lt;li class="category_layer1"&gt;category1.1&lt;/li&gt;&lt;/ul&gt;&lt;/li&gt;&lt;/ul&gt;</text:p>
            </text:list-item>
          </text:list>
        </text:list-item>
        <text:list-item>
          <text:p text:style-name="P8">$NAVIGATION_ARRAY: Navigation as Array</text:p>
        </text:list-item>
        <text:list-item>
          <text:p text:style-name="P8">$CONTENT: The page's/category's content</text:p>
        </text:list-item>
        <text:list-item>
          <text:p text:style-name="P8">$LOGO: The logo image path specified in site.xml</text:p>
        </text:list-item>
        <text:list-item>
          <text:p text:style-name="P8">$LOGIN: The login prompt or a logged in message</text:p>
          <text:list>
            <text:list-header>
              <text:p text:style-name="P8">&lt;div id="login"&gt;</text:p>
              <text:p text:style-name="P8">&lt;label for="login_username" class="login_username_caption"&gt;Username&lt;/label&gt;</text:p>
              <text:p text:style-name="P8">&lt;input name="login_username" class="login_username" type="text"/&gt;</text:p>
              <text:p text:style-name="P8">&lt;label for="login_password" class="login_password_caption"&gt;Username&lt;/label&gt;</text:p>
              <text:p text:style-name="P8">&lt;input name="login_password" class="login_password" type="password"/&gt;</text:p>
              <text:p text:style-name="P8">&lt;/div&gt;</text:p>
            </text:list-header>
            <text:list-item>
              <text:p text:style-name="P8">or</text:p>
              <text:p text:style-name="P8">&lt;div id="logged_in”&gt;You are logged in as Me. &lt;a class="logout"&gt;logout&lt;/a&gt;&lt;/div&gt;</text:p>
            </text:list-item>
          </text:list>
        </text:list-item>
        <text:list-item>
          <text:p text:style-name="P8">$URL: url specified in the site.xml</text:p>
        </text:list-item>
        <text:list-item>
          <text:p text:style-name="P8">$METADESCRIPTION: meta-description</text:p>
        </text:list-item>
        <text:list-item>
          <text:p text:style-name="P8">$METAKEYWORDS: meta-keywords</text:p>
        </text:list-item>
        <text:list-item>
          <text:p text:style-name="P8">$FAVICON: favicon specified in site.xml</text:p>
        </text:list-item>
        <text:list-item>
          <text:p text:style-name="P8">$LASTEDITED: last edited from site.xml</text:p>
        </text:list-item>
        <text:list-item>
          <text:p text:style-name="P8">$LASTEDITED_TIMESTAMP: last edited from site.xml as timestamp</text:p>
        </text:list-item>
        <text:list-item>
          <text:p text:style-name="P8">$LANGUAGE: language specified in site.xml</text:p>
        </text:list-item>
        <text:list-item>
          <text:p text:style-name="P8">$LOGGED: Logged in user, <text:s/>if no user is logged in: false</text:p>
        </text:list-item>
        <text:list-item>
          <text:p text:style-name="P8">$&lt;var&gt;: Vars specified in settings.xml (theme)</text:p>
        </text:list-item>
      </text:list>
      <text:p text:style-name="Text_20_body"/>
      <text:h text:style-name="P1" text:outline-level="1">File structure</text:h>
      <text:list xml:id="list267086109" text:style-name="L8">
        <text:list-item>
          <text:p text:style-name="P9">userdata</text:p>
          <text:list>
            <text:list-item>
              <text:p text:style-name="P9">files</text:p>
            </text:list-item>
            <text:list-item>
              <text:p text:style-name="P9">images</text:p>
            </text:list-item>
            <text:list-item>
              <text:p text:style-name="P9">pages</text:p>
              <text:list>
                <text:list-item>
                  <text:p text:style-name="P9">1296658800_beer</text:p>
                  <text:list>
                    <text:list-item>
                      <text:p text:style-name="P9">1296658910_ale.xml</text:p>
                    </text:list-item>
                    <text:list-item>
                      <text:p text:style-name="P9">1296658930_austrian.xml</text:p>
                    </text:list-item>
                    <text:list-item>
                      <text:p text:style-name="P9">settings.xml</text:p>
                    </text:list-item>
                  </text:list>
                </text:list-item>
                <text:list-item>
                  <text:p text:style-name="P9">1296658910_wine</text:p>
                  <text:list>
                    <text:list-item>
                      <text:p text:style-name="P9">1296659910_red.xml</text:p>
                    </text:list-item>
                    <text:list-item>
                      <text:p text:style-name="P9">1296659930_white.xml</text:p>
                    </text:list-item>
                    <text:list-item>
                      <text:p text:style-name="P9">settings.xml</text:p>
                    </text:list-item>
                  </text:list>
                </text:list-item>
                <text:list-item>
                  <text:p text:style-name="P9">1296658950_other</text:p>
                  <text:list>
                    <text:list-item>
                      <text:p text:style-name="P9">1296659940_other.xml</text:p>
                    </text:list-item>
                    <text:list-item>
                      <text:p text:style-name="P9">settings.xml</text:p>
                    </text:list-item>
                  </text:list>
                </text:list-item>
                <text:list-item>
                  <text:p text:style-name="P9">home.xml</text:p>
                </text:list-item>
              </text:list>
            </text:list-item>
            <text:list-item>
              <text:p text:style-name="P9">siteconfig</text:p>
              <text:list>
                <text:list-item>
                  <text:p text:style-name="P9">users</text:p>
                  <text:list>
                    <text:list-item>
                      <text:p text:style-name="P9">admin.xml</text:p>
                    </text:list-item>
                    <text:list-item>
                      <text:p text:style-name="P9">horst.xml</text:p>
                    </text:list-item>
                  </text:list>
                </text:list-item>
                <text:list-item>
                  <text:p text:style-name="P9">site.xml</text:p>
                </text:list-item>
              </text:list>
            </text:list-item>
          </text:list>
        </text:list-item>
        <text:list-item>
          <text:p text:style-name="P9">sitedata</text:p>
          <text:list>
            <text:list-item>
              <text:p text:style-name="P9">plugins</text:p>
              <text:list>
                <text:list-item>
                  <text:p text:style-name="P9">admin</text:p>
                </text:list-item>
                <text:list-item>
                  <text:p text:style-name="P9">site</text:p>
                </text:list-item>
              </text:list>
            </text:list-item>
            <text:list-item>
              <text:p text:style-name="P9">themes</text:p>
              <text:list>
                <text:list-item>
                  <text:p text:style-name="P9">admin</text:p>
                  <text:list>
                    <text:list-item>
                      <text:p text:style-name="P9">default</text:p>
                      <text:list>
                        <text:list-item>
                          <text:p text:style-name="P9">settings.xml</text:p>
                        </text:list-item>
                        <text:list-item>
                          <text:p text:style-name="P9">index.php</text:p>
                        </text:list-item>
                      </text:list>
                    </text:list-item>
                  </text:list>
                </text:list-item>
                <text:list-item>
                  <text:p text:style-name="P9">site</text:p>
                  <text:list>
                    <text:list-item>
                      <text:p text:style-name="P9">default</text:p>
                      <text:list>
                        <text:list-item>
                          <text:p text:style-name="P9">settings.xml</text:p>
                        </text:list-item>
                        <text:list-item>
                          <text:p text:style-name="P9"><text:soft-page-break/>index.php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x Langer</meta:initial-creator>
    <meta:creation-date>2011-01-27T18:28:16</meta:creation-date>
    <meta:generator>OpenOffice.org/3.2$Unix OpenOffice.org_project/320m18$Build-9502</meta:generator>
    <dc:date>2011-02-02T16:02:45</dc:date>
    <dc:creator>Max Langer</dc:creator>
    <meta:editing-duration>PT02H24M14S</meta:editing-duration>
    <meta:editing-cycles>76</meta:editing-cycles>
    <meta:document-statistic meta:table-count="0" meta:image-count="0" meta:object-count="0" meta:page-count="12" meta:paragraph-count="282" meta:word-count="884" meta:character-count="7428"/>
  </office:meta>
</office:document-meta>
</file>